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fo:font-weight="bold" officeooo:rsid="000c3ba3" style:font-weight-asian="bold" style:font-weight-complex="bold"/>
    </style:style>
    <style:style style:name="P2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0f41b2"/>
    </style:style>
    <style:style style:name="P3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officeooo:paragraph-rsid="0010f882"/>
    </style:style>
    <style:style style:name="P4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officeooo:paragraph-rsid="0010f882"/>
    </style:style>
    <style:style style:name="P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alibri Light" fo:font-size="12pt" officeooo:rsid="000c4ae4" officeooo:paragraph-rsid="000c4ae4" style:font-size-asian="12pt" style:font-size-complex="12pt"/>
    </style:style>
    <style:style style:name="P6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color="#000000" loext:opacity="100%" style:font-name="Calibri Light" fo:font-size="12pt" officeooo:rsid="000c4ae4" officeooo:paragraph-rsid="000e3182" style:font-size-asian="12pt" style:font-size-complex="12pt"/>
    </style:style>
    <style:style style:name="P7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color="#000000" loext:opacity="100%" style:font-name="Calibri Light" fo:font-size="12pt" officeooo:rsid="000e3182" officeooo:paragraph-rsid="000e3182" style:font-size-asian="12pt" style:font-size-complex="12pt"/>
    </style:style>
    <style:style style:name="P8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000000" loext:opacity="100%" style:font-name="Calibri Light" fo:font-size="12pt" fo:font-weight="normal" officeooo:rsid="000e3182" officeooo:paragraph-rsid="000e3182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color="#000000" loext:opacity="100%" style:font-name="Calibri Light" fo:font-size="12pt" fo:font-weight="normal" officeooo:rsid="000fb7e9" officeooo:paragraph-rsid="000f41b2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color="#000000" loext:opacity="100%" style:font-name="Calibri Light" fo:font-size="12pt" fo:font-weight="normal" officeooo:rsid="000fb7e9" officeooo:paragraph-rsid="000fb7e9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line-height="115%" fo:text-align="start" style:justify-single-word="false"/>
      <style:text-properties fo:font-weight="normal" officeooo:rsid="000c4ae4" officeooo:paragraph-rsid="000c4ae4" style:font-weight-asian="normal" style:font-weight-complex="normal"/>
    </style:style>
    <style:style style:name="P12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color="#666666" loext:opacity="100%" style:font-name="Calibri Light" fo:font-size="9pt" fo:font-weight="normal" officeooo:rsid="000c4ae4" officeooo:paragraph-rsid="000c4ae4" style:font-size-asian="9pt" style:font-weight-asian="normal" style:font-size-complex="9pt" style:font-weight-complex="normal"/>
    </style:style>
    <style:style style:name="P13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fo:color="#666666" loext:opacity="100%" style:font-name="Calibri Light" fo:font-size="10.5pt" fo:font-weight="normal" officeooo:rsid="000c4ae4" officeooo:paragraph-rsid="000c4ae4" style:font-size-asian="10.5pt" style:font-weight-asian="normal" style:font-size-complex="10.5pt" style:font-weight-complex="normal"/>
    </style:style>
    <style:style style:name="P14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666666" loext:opacity="100%" style:font-name="Calibri Light" fo:font-size="10.5pt" fo:font-weight="normal" officeooo:rsid="000c4ae4" officeooo:paragraph-rsid="0010f882" style:font-size-asian="10.5pt" style:font-weight-asian="normal" style:font-size-complex="10.5pt" style:font-weight-complex="normal"/>
    </style:style>
    <style:style style:name="P15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666666" loext:opacity="100%" style:font-name="Calibri Light" fo:font-size="10.5pt" fo:font-weight="normal" officeooo:rsid="000e3182" officeooo:paragraph-rsid="000e3182" style:font-size-asian="10.5pt" style:font-weight-asian="normal" style:font-size-complex="10.5pt" style:font-weight-complex="normal"/>
    </style:style>
    <style:style style:name="P16" style:family="paragraph" style:parent-style-name="Standard">
      <style:paragraph-properties fo:margin-left="0cm" fo:margin-right="0cm" fo:line-height="115%" fo:text-align="start" style:justify-single-word="false" fo:text-indent="0cm" style:auto-text-indent="false"/>
      <style:text-properties fo:color="#666666" loext:opacity="100%" style:font-name="Calibri Light" fo:font-size="10.5pt" fo:font-weight="normal" officeooo:rsid="000fb7e9" officeooo:paragraph-rsid="000fb7e9" style:font-size-asian="10.5pt" style:font-weight-asian="normal" style:font-size-complex="10.5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e3182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3182" style:font-weight-asian="bold" style:font-weight-complex="bold"/>
    </style:style>
    <style:style style:name="T5" style:family="text">
      <style:text-properties fo:color="#000000" loext:opacity="100%" style:font-name="Calibri Light" fo:font-size="12pt" fo:font-weight="bold" officeooo:rsid="000e3182" style:font-size-asian="12pt" style:font-weight-asian="bold" style:font-size-complex="12pt" style:font-weight-complex="bold"/>
    </style:style>
    <style:style style:name="T6" style:family="text">
      <style:text-properties fo:color="#000000" loext:opacity="100%" style:font-name="Calibri Light" fo:font-size="12pt" fo:font-weight="bold" officeooo:rsid="000f41b2" style:font-size-asian="12pt" style:font-weight-asian="bold" style:font-size-complex="12pt" style:font-weight-complex="bold"/>
    </style:style>
    <style:style style:name="T7" style:family="text">
      <style:text-properties fo:color="#000000" loext:opacity="100%" style:font-name="Calibri Light" fo:font-size="12pt" fo:font-weight="normal" officeooo:rsid="000e3182" style:font-size-asian="12pt" style:font-weight-asian="normal" style:font-size-complex="12pt" style:font-weight-complex="normal"/>
    </style:style>
    <style:style style:name="T8" style:family="text">
      <style:text-properties fo:color="#000000" loext:opacity="100%" style:font-name="Calibri Light" fo:font-size="12pt" fo:font-weight="normal" officeooo:rsid="000c4ae4" style:font-size-asian="12pt" style:font-weight-asian="normal" style:font-size-complex="12pt" style:font-weight-complex="normal"/>
    </style:style>
    <style:style style:name="T9" style:family="text">
      <style:text-properties fo:color="#000000" loext:opacity="100%" style:font-name="Calibri Light" fo:font-size="12pt" fo:font-weight="normal" officeooo:rsid="000fb7e9" style:font-size-asian="12pt" style:font-weight-asian="normal" style:font-size-complex="12pt" style:font-weight-complex="normal"/>
    </style:style>
    <style:style style:name="T10" style:family="text">
      <style:text-properties fo:color="#000000" loext:opacity="100%" style:font-name="Calibri Light" fo:font-size="12pt" fo:font-weight="normal" officeooo:rsid="0010f882" style:font-size-asian="12pt" style:font-weight-asian="normal" style:font-size-complex="12pt" style:font-weight-complex="normal"/>
    </style:style>
    <style:style style:name="T11" style:family="text">
      <style:text-properties fo:color="#000000" loext:opacity="100%" style:font-name="Calibri Light" fo:font-size="12pt" fo:font-weight="normal" officeooo:rsid="0014a1bb" style:font-size-asian="12pt" style:font-weight-asian="normal" style:font-size-complex="12pt" style:font-weight-complex="normal"/>
    </style:style>
    <style:style style:name="T12" style:family="text">
      <style:text-properties fo:color="#000000" loext:opacity="100%" style:font-name="Calibri Light" fo:font-size="12pt" fo:font-weight="normal" officeooo:rsid="0014b76f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cedimientos en MySQL</text:p>
      <text:p text:style-name="P1"/>
      <text:p text:style-name="P11">Añade los siguientes procedimientos propuestos a la base de datos Netflix.</text:p>
      <text:p text:style-name="P11"/>
      <text:p text:style-name="P12">CREATE DATABASE IF NOT EXISTS Netflix;<text:line-break/>USE Netflix;<text:line-break/><text:line-break/>CREATE TABLE IF NOT EXISTS Peliculas(<text:line-break/><text:tab/>id_peli int,<text:line-break/> <text:s text:c="3"/>nombre_peli VARCHAR(30),<text:line-break/> <text:s text:c="3"/>duracion INT,<text:line-break/> <text:s text:c="3"/>director_peli VARCHAR(20),<text:line-break/> <text:s text:c="3"/>género_peli ENUM ('acción', 'drama', 'comedia'),<text:line-break/> <text:s text:c="3"/>nota_peli FLOAT,<text:line-break/> <text:s text:c="3"/>primary key (id_peli)<text:line-break/>);<text:line-break/><text:line-break/>INSERT INTO Peliculas (nombre_peli, duracion, director_peli, género_peli, nota_peli, id_peli) VALUES<text:line-break/>('Bright', 120, 'Fernando', 'acción', 3.1, 1),<text:line-break/>('Frida', 100, 'Daniel', 'drama', 7.6, 10),<text:line-break/>('Los dos papas', 160, 'Adrián', 'comedia', 8.3, 11),<text:line-break/>('Animales nocturnos', 185, 'Tomás', 'drama', 9.5, 100),<text:line-break/>('Oceans Eleven', 150, 'Nuria', 'acción', 3.5, 21),<text:line-break/>('Buscando a Nemo', 120, 'Jon', 'acción', 2.1, 17),<text:line-break/>('El Hoyo', 110, 'Ivan', 'acción', 9.9, 41),<text:line-break/>('Diamante en bruto', 140, 'Paola', 'acción', 7, 101);</text:p>
      <text:p text:style-name="P13"/>
      <text:p text:style-name="P5"><text:span text:style-name="T3">Ejercicio 1.-</text:span><text:span text:style-name="T1"> Realiza un procedimiento donde se inserte una nueva película a la tabla “Peliculas”</text:span><text:span text:style-name="T2"> con los datos expuestos</text:span><text:span text:style-name="T1">. Una vez hecho esto, haz que en el propio procedimiento se muestre la tabla resultante.</text:span></text:p>
      <text:p text:style-name="P6"><text:span text:style-name="T4">- Nombre película:</text:span><text:span text:style-name="T2"> La historia interminable</text:span></text:p>
      <text:p text:style-name="P6"><text:span text:style-name="T4">- Duración: </text:span><text:span text:style-name="T2">110</text:span></text:p>
      <text:p text:style-name="P6"><text:span text:style-name="T4">- Director: </text:span><text:span text:style-name="T2">Barbara</text:span></text:p>
      <text:p text:style-name="P6"><text:span text:style-name="T4">- Género:</text:span><text:span text:style-name="T2"> acción</text:span></text:p>
      <text:p text:style-name="P7"><text:span text:style-name="T3">- Nota:</text:span><text:span text:style-name="T1"> 8</text:span></text:p>
      <text:p text:style-name="P7"><text:span text:style-name="T3">- Identificador: </text:span><text:span text:style-name="T1">3</text:span></text:p>
      <text:p text:style-name="P8"/>
      <text:p text:style-name="P2"><text:span text:style-name="T5">Ejercicio 2.-</text:span><text:span text:style-name="T7"> Realiza un procedimiento que modifique la nota de una película. El nombre de la película y la nota se insertarán a través del </text:span><text:span text:style-name="T11">Call</text:span><text:span text:style-name="T7">. </text:span><text:span text:style-name="T8">Una vez hecho esto, haz que en el propio procedimiento se muestre la tabla resultante.</text:span></text:p>
      <text:p text:style-name="P15"/>
      <text:p text:style-name="P2"><text:span text:style-name="T5">Ejercicio </text:span><text:span text:style-name="T6">3.</text:span><text:span text:style-name="T5">-</text:span><text:span text:style-name="T7"> Realiza un procedimiento que aña</text:span><text:span text:style-name="T9">da valores de forma automática a nueva columna llamada “Valoraciones” en la tabla películas. La columna Valoraciones podrá tener 3 valores (buena, mala o regular).</text:span></text:p>
      <text:p text:style-name="P9">- Si la nota de la película es menor que 3.5, la valoración será “mala”</text:p>
      <text:p text:style-name="P10">- Si la nota de la película es mayor que 7, la valoración será “buena”</text:p>
      <text:p text:style-name="P10">- Si la nota de la película está entre 3.5 y 7 (ambos incluidos), la valoración será “regular”</text:p>
      <text:p text:style-name="P16"/>
      <text:p text:style-name="P3"><text:span text:style-name="T5">Ejercicio </text:span><text:span text:style-name="T6">4.</text:span><text:span text:style-name="T5">-</text:span><text:span text:style-name="T7"> Realiza un procedimiento que </text:span><text:span text:style-name="T10">modifique el director/directora de una película seleccionada por el usuario de la tabla Películas. </text:span><text:span text:style-name="T8">Una vez hecho esto, haz que en el propio procedimiento se muestre la tabla resultante.</text:span></text:p>
      <text:p text:style-name="P4"><text:span text:style-name="T9">- E</text:span><text:span text:style-name="T10">l usuario insertará el identificador de la pelíc</text:span><text:span text:style-name="T12">u</text:span><text:span text:style-name="T10">la que desea modificar a través del </text:span><text:span text:style-name="T11">Call</text:span></text:p>
      <text:p text:style-name="P4"><text:span text:style-name="T9">- E</text:span><text:span text:style-name="T10">l usuario insertará el nombre del director a través del </text:span><text:span text:style-name="T11">Call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3-28T18:16:13.938000000</meta:creation-date>
    <dc:date>2025-04-21T09:44:53.927000000</dc:date>
    <meta:editing-duration>PT20H51M27S</meta:editing-duration>
    <meta:editing-cycles>8</meta:editing-cycles>
    <meta:generator>LibreOffice/7.6.5.2$Windows_X86_64 LibreOffice_project/38d5f62f85355c192ef5f1dd47c5c0c0c6d6598b</meta:generator>
    <meta:document-statistic meta:table-count="0" meta:image-count="0" meta:object-count="0" meta:page-count="1" meta:paragraph-count="18" meta:word-count="352" meta:character-count="2278" meta:non-whitespace-character-count="1917"/>
  </office:meta>
</office:document-meta>
</file>